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46cm" svg:height="2.192cm" draw:transform="skewX (0.0010471975511966) rotate (-1.55247036964896) translate (7.18023460280629cm 5.4575519672075cm)" svg:viewBox="0 0 947 2193" svg:d="M945 2096c-82-201-157-583-178-912-20-329 30-565 45-760 14-195-825-689-812-243 14 447 9 617 50 1052 41 434 31 352 103 826 78 207 832 136 792 37z">
          <text:p/>
        </draw:path>
        <draw:path draw:style-name="gr2" draw:text-style-name="P1" draw:layer="layout" svg:width="4.237cm" svg:height="4.896cm" svg:x="2.756cm" svg:y="3.142cm" svg:viewBox="0 0 4238 4897" svg:d="M1985 4152c666 4 1256-203 1620-1243 85-244 730 10 621 235-351 715-701 1562-2151 1737-1449 175-2240-1178-2046-2376 193-1197 1086-2377 2291-2489 1204-112 1742 376 1889 832 57 179-540 862-661 529-340-936-1633-677-2057-375s-796 770-851 1620c-54 850 680 1526 1345 1530z">
          <text:p/>
        </draw:path>
        <draw:path draw:style-name="gr1" draw:text-style-name="P1" draw:layer="layout" svg:width="0.903cm" svg:height="0.66cm" draw:transform="skewX (0.00122173047639605) rotate (-2.15652882376419) translate (7.09970697154201cm 4.053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7.18265777377049cm 6.00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608) rotate (-2.1556561591382) translate (5.67445731859451cm 5.7796291664947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7.37099110710371cm 5.619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1.567cm" svg:height="0.672cm" draw:transform="rotate (-2.12162223872431) translate (4.40192854458509cm 7.3586173197212cm)" svg:viewBox="0 0 1568 673" svg:d="M28 646c504 35 1096 33 1457 6 131 3 116-643-111-652-653 88-713 89-1134 0-123-17-311 633-212 646z">
          <text:p/>
        </draw:path>
        <draw:path draw:style-name="gr1" draw:text-style-name="P1" draw:layer="layout" svg:width="0.902cm" svg:height="0.661cm" draw:transform="rotate (-2.15687788961459) translate (3.87862447873198cm 8.259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4.625457318594cm 7.057462499828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39:05.732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